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Narrow" svg:font-family="'Aptos Narrow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.586cm"/>
    </style:style>
    <style:style style:name="co2" style:family="table-column">
      <style:table-column-properties fo:break-before="auto" style:column-width="1.9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Ark1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 style:data-style-name="N2">
      <style:table-cell-properties style:rotation-align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Ark1" table:style-name="ta1">
        <office:forms form:automatic-focus="false" form:apply-design-mode="false"/>
        <table:shapes>
          <draw:frame draw:z-index="0" draw:style-name="gr1" draw:text-style-name="P1" svg:width="15.998cm" svg:height="8.987cm" svg:x="14.8cm" svg:y="10.122cm">
            <draw:object draw:notify-on-update-of-ranges="Ark1.B2:Ark1.B2 Ark1.C2:Ark1.Z2 Ark1.B3:Ark1.B3 Ark1.C3:Ark1.Z3 Ark1.B4:Ark1.B4 Ark1.C4:Ark1.Z4 Ark1.B5:Ark1.B5 Ark1.C5:Ark1.Z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16382" table:default-cell-style-name="Default"/>
        <table:table-row table:style-name="ro1">
          <table:table-cell office:value-type="string" calcext:value-type="string">
            <text:p>Hour of the day, n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Cons</text:p>
          </table:table-cell>
          <table:table-cell table:number-columns-repeated="6" table:style-name="ce2" office:value-type="float" office:value="0.43" calcext:value-type="float">
            <text:p>0.43</text:p>
          </table:table-cell>
          <table:table-cell table:style-name="ce2" office:value-type="float" office:value="0.49" calcext:value-type="float">
            <text:p>0.49</text:p>
          </table:table-cell>
          <table:table-cell table:number-columns-repeated="2" table:style-name="ce2" office:value-type="float" office:value="0.73" calcext:value-type="float">
            <text:p>0.73</text:p>
          </table:table-cell>
          <table:table-cell table:style-name="ce2" office:value-type="float" office:value="0.57" calcext:value-type="float">
            <text:p>0.57</text:p>
          </table:table-cell>
          <table:table-cell table:number-columns-repeated="5" table:style-name="ce2" office:value-type="float" office:value="0.49" calcext:value-type="float">
            <text:p>0.49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1.05" calcext:value-type="float">
            <text:p>1.05</text:p>
          </table:table-cell>
          <table:table-cell table:number-columns-repeated="2" table:style-name="ce2" office:value-type="float" office:value="1.22" calcext:value-type="float">
            <text:p>1.22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0.65" calcext:value-type="float">
            <text:p>0.65</text:p>
          </table:table-cell>
          <table:table-cell office:value-type="string" calcext:value-type="string">
            <text:p>kWh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kWh price for buying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2.19" calcext:value-type="float">
            <text:p>2.19</text:p>
          </table:table-cell>
          <table:table-cell table:number-columns-repeated="2" table:style-name="ce2" office:value-type="float" office:value="2.13" calcext:value-type="float">
            <text:p>2.13</text:p>
          </table:table-cell>
          <table:table-cell table:style-name="ce2" office:value-type="float" office:value="2.16" calcext:value-type="float">
            <text:p>2.16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2.57" calcext:value-type="float">
            <text:p>2.57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.65" calcext:value-type="float">
            <text:p>2.65</text:p>
          </table:table-cell>
          <table:table-cell table:style-name="ce2" office:value-type="float" office:value="2.38" calcext:value-type="float">
            <text:p>2.38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2.62" calcext:value-type="float">
            <text:p>2.62</text:p>
          </table:table-cell>
          <table:table-cell table:style-name="ce2" office:value-type="float" office:value="2.78" calcext:value-type="float">
            <text:p>2.78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2.21" calcext:value-type="float">
            <text:p>2.21</text:p>
          </table:table-cell>
          <table:table-cell office:value-type="string" calcext:value-type="string">
            <text:p>DKK/kWh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PV</text:p>
          </table:table-cell>
          <table:table-cell table:number-columns-repeated="8" table:style-name="ce2" office:value-type="float" office:value="0" calcext:value-type="float">
            <text:p>0.00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1.6" calcext:value-type="float">
            <text:p>1.60</text:p>
          </table:table-cell>
          <table:table-cell table:style-name="ce2" office:value-type="float" office:value="2.88" calcext:value-type="float">
            <text:p>2.88</text:p>
          </table:table-cell>
          <table:table-cell table:style-name="ce2" office:value-type="float" office:value="3.92" calcext:value-type="float">
            <text:p>3.92</text:p>
          </table:table-cell>
          <table:table-cell table:style-name="ce2" office:value-type="float" office:value="4.64" calcext:value-type="float">
            <text:p>4.64</text:p>
          </table:table-cell>
          <table:table-cell table:style-name="ce2" office:value-type="float" office:value="4.98" calcext:value-type="float">
            <text:p>4.98</text:p>
          </table:table-cell>
          <table:table-cell table:style-name="ce2" office:value-type="float" office:value="4.9" calcext:value-type="float">
            <text:p>4.90</text:p>
          </table:table-cell>
          <table:table-cell table:style-name="ce2" office:value-type="float" office:value="4.42" calcext:value-type="float">
            <text:p>4.42</text:p>
          </table:table-cell>
          <table:table-cell table:style-name="ce2" office:value-type="float" office:value="3.58" calcext:value-type="float">
            <text:p>3.58</text:p>
          </table:table-cell>
          <table:table-cell table:style-name="ce2" office:value-type="float" office:value="2.43" calcext:value-type="float">
            <text:p>2.43</text:p>
          </table:table-cell>
          <table:table-cell table:style-name="ce2" office:value-type="float" office:value="1.09" calcext:value-type="float">
            <text:p>1.09</text:p>
          </table:table-cell>
          <table:table-cell table:number-columns-repeated="5" table:style-name="ce2" office:value-type="float" office:value="0" calcext:value-type="float">
            <text:p>0.00</text:p>
          </table:table-cell>
          <table:table-cell office:value-type="string" calcext:value-type="string">
            <text:p>kWh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kWh price for selling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0.95" calcext:value-type="float">
            <text:p>0.95</text:p>
          </table:table-cell>
          <table:table-cell table:number-columns-repeated="2" table:style-name="ce2" office:value-type="float" office:value="0.88" calcext:value-type="float">
            <text:p>0.88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1.01" calcext:value-type="float">
            <text:p>1.01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0.9" calcext:value-type="float">
            <text:p>0.90</text:p>
          </table:table-cell>
          <table:table-cell office:value-type="string" calcext:value-type="string">
            <text:p>DKK/kWh</text:p>
          </table:table-cell>
          <table:table-cell table:number-columns-repeated="16357"/>
        </table:table-row>
        <table:table-row table:style-name="ro1">
          <table:table-cell/>
          <table:table-cell table:style-name="ce1" office:value-type="string" calcext:value-type="string">
            <text:p>Day total price</text:p>
          </table:table-cell>
          <table:table-cell table:formula="of:=[.C2]*[.C3]" office:value-type="float" office:value="0.9804" calcext:value-type="float">
            <text:p>0.9804</text:p>
          </table:table-cell>
          <table:table-cell table:formula="of:=[.D2]*[.D3]" office:value-type="float" office:value="0.9417" calcext:value-type="float">
            <text:p>0.9417</text:p>
          </table:table-cell>
          <table:table-cell table:formula="of:=[.E2]*[.E3]" office:value-type="float" office:value="0.9159" calcext:value-type="float">
            <text:p>0.9159</text:p>
          </table:table-cell>
          <table:table-cell table:formula="of:=[.F2]*[.F3]" office:value-type="float" office:value="0.9159" calcext:value-type="float">
            <text:p>0.9159</text:p>
          </table:table-cell>
          <table:table-cell table:formula="of:=[.G2]*[.G3]" office:value-type="float" office:value="0.9288" calcext:value-type="float">
            <text:p>0.9288</text:p>
          </table:table-cell>
          <table:table-cell table:formula="of:=[.H2]*[.H3]" office:value-type="float" office:value="0.9675" calcext:value-type="float">
            <text:p>0.9675</text:p>
          </table:table-cell>
          <table:table-cell table:formula="of:=[.I2]*[.I3]" office:value-type="float" office:value="1.2593" calcext:value-type="float">
            <text:p>1.2593</text:p>
          </table:table-cell>
          <table:table-cell table:formula="of:=[.J2]*[.J3]" office:value-type="float" office:value="1.9564" calcext:value-type="float">
            <text:p>1.9564</text:p>
          </table:table-cell>
          <table:table-cell table:formula="of:=[.K2]*[.K3]" office:value-type="float" office:value="1.9345" calcext:value-type="float">
            <text:p>1.9345</text:p>
          </table:table-cell>
          <table:table-cell table:formula="of:=[.L2]*[.L3]" office:value-type="float" office:value="1.3566" calcext:value-type="float">
            <text:p>1.3566</text:p>
          </table:table-cell>
          <table:table-cell table:formula="of:=[.M2]*[.M3]" office:value-type="float" office:value="1.0927" calcext:value-type="float">
            <text:p>1.0927</text:p>
          </table:table-cell>
          <table:table-cell table:formula="of:=[.N2]*[.N3]" office:value-type="float" office:value="1.2054" calcext:value-type="float">
            <text:p>1.2054</text:p>
          </table:table-cell>
          <table:table-cell table:formula="of:=[.O2]*[.O3]" office:value-type="float" office:value="0.8918" calcext:value-type="float">
            <text:p>0.8918</text:p>
          </table:table-cell>
          <table:table-cell table:formula="of:=[.P2]*[.P3]" office:value-type="float" office:value="1.0143" calcext:value-type="float">
            <text:p>1.0143</text:p>
          </table:table-cell>
          <table:table-cell table:formula="of:=[.Q2]*[.Q3]" office:value-type="float" office:value="1.0094" calcext:value-type="float">
            <text:p>1.0094</text:p>
          </table:table-cell>
          <table:table-cell table:formula="of:=[.R2]*[.R3]" office:value-type="float" office:value="1.352" calcext:value-type="float">
            <text:p>1.352</text:p>
          </table:table-cell>
          <table:table-cell table:formula="of:=[.S2]*[.S3]" office:value-type="float" office:value="1.7172" calcext:value-type="float">
            <text:p>1.7172</text:p>
          </table:table-cell>
          <table:table-cell table:formula="of:=[.T2]*[.T3]" office:value-type="float" office:value="2.751" calcext:value-type="float">
            <text:p>2.751</text:p>
          </table:table-cell>
          <table:table-cell table:formula="of:=[.U2]*[.U3]" office:value-type="float" office:value="3.3916" calcext:value-type="float">
            <text:p>3.3916</text:p>
          </table:table-cell>
          <table:table-cell table:formula="of:=[.V2]*[.V3]" office:value-type="float" office:value="3.8064" calcext:value-type="float">
            <text:p>3.8064</text:p>
          </table:table-cell>
          <table:table-cell table:formula="of:=[.W2]*[.W3]" office:value-type="float" office:value="3.3222" calcext:value-type="float">
            <text:p>3.3222</text:p>
          </table:table-cell>
          <table:table-cell table:formula="of:=[.X2]*[.X3]" office:value-type="float" office:value="2.4885" calcext:value-type="float">
            <text:p>2.4885</text:p>
          </table:table-cell>
          <table:table-cell table:formula="of:=[.Y2]*[.Y3]" office:value-type="float" office:value="1.9758" calcext:value-type="float">
            <text:p>1.9758</text:p>
          </table:table-cell>
          <table:table-cell table:formula="of:=[.Z2]*[.Z3]" office:value-type="float" office:value="1.4365" calcext:value-type="float">
            <text:p>1.4365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Energy consumed</text:p>
          </table:table-cell>
          <table:table-cell table:formula="of:=[.C2]-[.C4]" office:value-type="float" office:value="0.43" calcext:value-type="float">
            <text:p>0.43</text:p>
          </table:table-cell>
          <table:table-cell table:formula="of:=[.D2]-[.D4]" office:value-type="float" office:value="0.43" calcext:value-type="float">
            <text:p>0.43</text:p>
          </table:table-cell>
          <table:table-cell table:formula="of:=[.E2]-[.E4]" office:value-type="float" office:value="0.43" calcext:value-type="float">
            <text:p>0.43</text:p>
          </table:table-cell>
          <table:table-cell table:formula="of:=[.F2]-[.F4]" office:value-type="float" office:value="0.43" calcext:value-type="float">
            <text:p>0.43</text:p>
          </table:table-cell>
          <table:table-cell table:formula="of:=[.G2]-[.G4]" office:value-type="float" office:value="0.43" calcext:value-type="float">
            <text:p>0.43</text:p>
          </table:table-cell>
          <table:table-cell table:formula="of:=[.H2]-[.H4]" office:value-type="float" office:value="0.43" calcext:value-type="float">
            <text:p>0.43</text:p>
          </table:table-cell>
          <table:table-cell table:formula="of:=[.I2]-[.I4]" office:value-type="float" office:value="0.49" calcext:value-type="float">
            <text:p>0.49</text:p>
          </table:table-cell>
          <table:table-cell table:formula="of:=[.J2]-[.J4]" office:value-type="float" office:value="0.73" calcext:value-type="float">
            <text:p>0.73</text:p>
          </table:table-cell>
          <table:table-cell table:formula="of:=[.K2]-[.K4]" office:value-type="float" office:value="0.55" calcext:value-type="float">
            <text:p>0.55</text:p>
          </table:table-cell>
          <table:table-cell table:formula="of:=[.L2]-[.L4]" office:value-type="float" office:value="-1.03" calcext:value-type="float">
            <text:p>-1.03</text:p>
          </table:table-cell>
          <table:table-cell table:formula="of:=[.M2]-[.M4]" office:value-type="float" office:value="-2.39" calcext:value-type="float">
            <text:p>-2.39</text:p>
          </table:table-cell>
          <table:table-cell table:formula="of:=[.N2]-[.N4]" office:value-type="float" office:value="-3.43" calcext:value-type="float">
            <text:p>-3.43</text:p>
          </table:table-cell>
          <table:table-cell table:formula="of:=[.O2]-[.O4]" office:value-type="float" office:value="-4.15" calcext:value-type="float">
            <text:p>-4.15</text:p>
          </table:table-cell>
          <table:table-cell table:formula="of:=[.P2]-[.P4]" office:value-type="float" office:value="-4.49" calcext:value-type="float">
            <text:p>-4.49</text:p>
          </table:table-cell>
          <table:table-cell table:formula="of:=[.Q2]-[.Q4]" office:value-type="float" office:value="-4.41" calcext:value-type="float">
            <text:p>-4.41</text:p>
          </table:table-cell>
          <table:table-cell table:formula="of:=[.R2]-[.R4]" office:value-type="float" office:value="-3.77" calcext:value-type="float">
            <text:p>-3.77</text:p>
          </table:table-cell>
          <table:table-cell table:formula="of:=[.S2]-[.S4]" office:value-type="float" office:value="-2.77" calcext:value-type="float">
            <text:p>-2.77</text:p>
          </table:table-cell>
          <table:table-cell table:formula="of:=[.T2]-[.T4]" office:value-type="float" office:value="-1.38" calcext:value-type="float">
            <text:p>-1.38</text:p>
          </table:table-cell>
          <table:table-cell table:formula="of:=[.U2]-[.U4]" office:value-type="float" office:value="0.13" calcext:value-type="float">
            <text:p>0.13</text:p>
          </table:table-cell>
          <table:table-cell table:formula="of:=[.V2]-[.V4]" office:value-type="float" office:value="1.22" calcext:value-type="float">
            <text:p>1.22</text:p>
          </table:table-cell>
          <table:table-cell table:formula="of:=[.W2]-[.W4]" office:value-type="float" office:value="1.13" calcext:value-type="float">
            <text:p>1.13</text:p>
          </table:table-cell>
          <table:table-cell table:formula="of:=[.X2]-[.X4]" office:value-type="float" office:value="1.05" calcext:value-type="float">
            <text:p>1.05</text:p>
          </table:table-cell>
          <table:table-cell table:formula="of:=[.Y2]-[.Y4]" office:value-type="float" office:value="0.89" calcext:value-type="float">
            <text:p>0.89</text:p>
          </table:table-cell>
          <table:table-cell table:formula="of:=[.Z2]-[.Z4]" office:value-type="float" office:value="0.65" calcext:value-type="float">
            <text:p>0.65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Price per hour with PV</text:p>
          </table:table-cell>
          <table:table-cell table:formula="of:=IF([.C7]&gt;0;[.C3]*[.C2];-[.C4]*[.C5])" office:value-type="float" office:value="0.9804" calcext:value-type="float">
            <text:p>0.9804</text:p>
          </table:table-cell>
          <table:table-cell table:formula="of:=IF([.D7]&gt;0;[.D3]*[.D2];-[.D4]*[.D5])" office:value-type="float" office:value="0.9417" calcext:value-type="float">
            <text:p>0.9417</text:p>
          </table:table-cell>
          <table:table-cell table:formula="of:=IF([.E7]&gt;0;[.E3]*[.E2];-[.E4]*[.E5])" office:value-type="float" office:value="0.9159" calcext:value-type="float">
            <text:p>0.9159</text:p>
          </table:table-cell>
          <table:table-cell table:formula="of:=IF([.F7]&gt;0;[.F3]*[.F2];-[.F4]*[.F5])" office:value-type="float" office:value="0.9159" calcext:value-type="float">
            <text:p>0.9159</text:p>
          </table:table-cell>
          <table:table-cell table:formula="of:=IF([.G7]&gt;0;[.G3]*[.G2];-[.G4]*[.G5])" office:value-type="float" office:value="0.9288" calcext:value-type="float">
            <text:p>0.9288</text:p>
          </table:table-cell>
          <table:table-cell table:formula="of:=IF([.H7]&gt;0;[.H3]*[.H2];-[.H4]*[.H5])" office:value-type="float" office:value="0.9675" calcext:value-type="float">
            <text:p>0.9675</text:p>
          </table:table-cell>
          <table:table-cell table:formula="of:=IF([.I7]&gt;0;[.I3]*[.I2];-[.I4]*[.I5])" office:value-type="float" office:value="1.2593" calcext:value-type="float">
            <text:p>1.2593</text:p>
          </table:table-cell>
          <table:table-cell table:formula="of:=IF([.J7]&gt;0;[.J3]*[.J2];-[.J4]*[.J5])" office:value-type="float" office:value="1.9564" calcext:value-type="float">
            <text:p>1.9564</text:p>
          </table:table-cell>
          <table:table-cell table:formula="of:=IF([.K7]&gt;0;[.K3]*[.K2];-[.K4]*[.K5])" office:value-type="float" office:value="1.9345" calcext:value-type="float">
            <text:p>1.9345</text:p>
          </table:table-cell>
          <table:table-cell table:formula="of:=IF([.L7]&gt;0;[.L3]*[.L2];-[.L4]*[.L5])" office:value-type="float" office:value="-1.712" calcext:value-type="float">
            <text:p>-1.712</text:p>
          </table:table-cell>
          <table:table-cell table:formula="of:=IF([.M7]&gt;0;[.M3]*[.M2];-[.M4]*[.M5])" office:value-type="float" office:value="-2.6496" calcext:value-type="float">
            <text:p>-2.6496</text:p>
          </table:table-cell>
          <table:table-cell table:formula="of:=IF([.N7]&gt;0;[.N3]*[.N2];-[.N4]*[.N5])" office:value-type="float" office:value="-4.508" calcext:value-type="float">
            <text:p>-4.508</text:p>
          </table:table-cell>
          <table:table-cell table:formula="of:=IF([.O7]&gt;0;[.O3]*[.O2];-[.O4]*[.O5])" office:value-type="float" office:value="-2.3664" calcext:value-type="float">
            <text:p>-2.3664</text:p>
          </table:table-cell>
          <table:table-cell table:formula="of:=IF([.P7]&gt;0;[.P3]*[.P2];-[.P4]*[.P5])" office:value-type="float" office:value="-3.7848" calcext:value-type="float">
            <text:p>-3.7848</text:p>
          </table:table-cell>
          <table:table-cell table:formula="of:=IF([.Q7]&gt;0;[.Q3]*[.Q2];-[.Q4]*[.Q5])" office:value-type="float" office:value="-3.675" calcext:value-type="float">
            <text:p>-3.675</text:p>
          </table:table-cell>
          <table:table-cell table:formula="of:=IF([.R7]&gt;0;[.R3]*[.R2];-[.R4]*[.R5])" office:value-type="float" office:value="-3.4034" calcext:value-type="float">
            <text:p>-3.4034</text:p>
          </table:table-cell>
          <table:table-cell table:formula="of:=IF([.S7]&gt;0;[.S3]*[.S2];-[.S4]*[.S5])" office:value-type="float" office:value="-2.8998" calcext:value-type="float">
            <text:p>-2.8998</text:p>
          </table:table-cell>
          <table:table-cell table:formula="of:=IF([.T7]&gt;0;[.T3]*[.T2];-[.T4]*[.T5])" office:value-type="float" office:value="-2.3328" calcext:value-type="float">
            <text:p>-2.3328</text:p>
          </table:table-cell>
          <table:table-cell table:formula="of:=IF([.U7]&gt;0;[.U3]*[.U2];-[.U4]*[.U5])" office:value-type="float" office:value="3.3916" calcext:value-type="float">
            <text:p>3.3916</text:p>
          </table:table-cell>
          <table:table-cell table:formula="of:=IF([.V7]&gt;0;[.V3]*[.V2];-[.V4]*[.V5])" office:value-type="float" office:value="3.8064" calcext:value-type="float">
            <text:p>3.8064</text:p>
          </table:table-cell>
          <table:table-cell table:formula="of:=IF([.W7]&gt;0;[.W3]*[.W2];-[.W4]*[.W5])" office:value-type="float" office:value="3.3222" calcext:value-type="float">
            <text:p>3.3222</text:p>
          </table:table-cell>
          <table:table-cell table:formula="of:=IF([.X7]&gt;0;[.X3]*[.X2];-[.X4]*[.X5])" office:value-type="float" office:value="2.4885" calcext:value-type="float">
            <text:p>2.4885</text:p>
          </table:table-cell>
          <table:table-cell table:formula="of:=IF([.Y7]&gt;0;[.Y3]*[.Y2];-[.Y4]*[.Y5])" office:value-type="float" office:value="1.9758" calcext:value-type="float">
            <text:p>1.9758</text:p>
          </table:table-cell>
          <table:table-cell table:formula="of:=IF([.Z7]&gt;0;[.Z3]*[.Z2];-[.Z4]*[.Z5])" office:value-type="float" office:value="1.4365" calcext:value-type="float">
            <text:p>1.4365</text:p>
          </table:table-cell>
          <table:table-cell table:number-columns-repeated="1635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Total for today no PV</text:p>
          </table:table-cell>
          <table:table-cell table:formula="of:=SUM([.C6:.Z6])" office:value-type="float" office:value="39.6118" calcext:value-type="float">
            <text:p>39.6118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Total today with pv no profit</text:p>
          </table:table-cell>
          <table:table-cell table:formula="of:=SUMIF([.C8:.Z8];&quot;&gt;0&quot;)" office:value-type="float" office:value="27.2214" calcext:value-type="float">
            <text:p>27.2214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Total today with pv only profit</text:p>
          </table:table-cell>
          <table:table-cell table:formula="of:=SUMIF([.C8:.Z8];&quot;&lt;0&quot;)" office:value-type="float" office:value="-27.3318" calcext:value-type="float">
            <text:p>-27.3318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Narrow" svg:font-family="'Aptos Narrow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D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DK">kr.</number:currency-symbol>
      <number:number number:decimal-places="2" number:min-decimal-places="0" number:decimal-replacement="--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DK">kr.</number:currency-symbol>
      <number:number number:decimal-places="2" number:min-decimal-places="0" number:decimal-replacement="--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8">
      <number:text>-</number:text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2" style:volatile="true">
      <number:text loext:blank-width-char="-"> </number:text>
      <number:fill-character> </number:fill-character>
      <number:text>- _-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9" number:language="en" number:country="GB" loext:transliteration-spellout="title DKK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title DKK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DKK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DKK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-tema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/00/0000</text:date>, <text:time style:data-style-name="N2" text:time-value="21:20:03.4573822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rk1" style:display-name="PageStyle_Ark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chael A. E. Andersen</meta:initial-creator>
    <meta:creation-date>2024-09-05T14:12:44</meta:creation-date>
    <dc:date>2025-09-10T21:52:10.314637144</dc:date>
    <meta:generator>LibreOffice/25.2.3.2$Linux_X86_64 LibreOffice_project/520$Build-2</meta:generator>
    <meta:editing-duration>PT1H27M36S</meta:editing-duration>
    <meta:editing-cycles>7</meta:editing-cycles>
    <meta:document-statistic meta:table-count="1" meta:cell-count="212" meta:object-count="1"/>
    <meta:user-defined meta:name="AppVersion">16.0300</meta:user-defined>
    <meta:user-defined meta:name="ContentTypeId">0x01010009CD9545A197A543AD123C850F6F78D5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88cm" xlink:href=".." xlink:type="simple" chart:class="chart:line" chart:style-name="ch1">
        <chart:legend chart:legend-position="end" svg:x="11.52cm" svg:y="3.448cm" style:legend-expansion="high" chart:style-name="ch2"/>
        <chart:plot-area chart:style-name="ch3" svg:x="0.319cm" svg:y="0.179cm" svg:width="10.882cm" svg:height="8.63cm">
          <chart:coordinate-region svg:x="1.239cm" svg:y="0.378cm" svg:width="9.769cm" svg:height="7.7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1.C2:Ark1.Z2" chart:label-cell-address="Ark1.B2:Ark1.B2" chart:class="chart:line">
            <chart:data-point chart:repeated="24"/>
          </chart:series>
          <chart:series chart:style-name="ch8" chart:values-cell-range-address="Ark1.C3:Ark1.Z3" chart:label-cell-address="Ark1.B3:Ark1.B3" chart:class="chart:line">
            <chart:data-point chart:repeated="24"/>
          </chart:series>
          <chart:series chart:style-name="ch9" chart:values-cell-range-address="Ark1.C4:Ark1.Z4" chart:label-cell-address="Ark1.B4:Ark1.B4" chart:class="chart:line">
            <chart:data-point chart:repeated="24"/>
          </chart:series>
          <chart:series chart:style-name="ch10" chart:values-cell-range-address="Ark1.C5:Ark1.Z5" chart:label-cell-address="Ark1.B5:Ark1.B5" chart:class="chart:line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Cons</text:p>
                <draw:g>
                  <svg:desc>Ark1.B2:Ark1.B2</svg:desc>
                </draw:g>
              </table:table-cell>
              <table:table-cell office:value-type="float" office:value="0.43">
                <text:p>0.43</text:p>
                <draw:g>
                  <svg:desc>Ark1.C2:Ark1.Z2</svg:desc>
                </draw:g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  <table:table-cell office:value-type="float" office:value="0.49">
                <text:p>0.49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57">
                <text:p>0.57</text:p>
              </table:table-cell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0.65">
                <text:p>0.65</text:p>
              </table:table-cell>
              <table:table-cell office:value-type="float" office:value="0.81">
                <text:p>0.81</text:p>
              </table:table-cell>
              <table:table-cell office:value-type="float" office:value="1.05">
                <text:p>1.05</text:p>
              </table:table-cell>
              <table:table-cell office:value-type="float" office:value="1.22">
                <text:p>1.22</text:p>
              </table:table-cell>
              <table:table-cell office:value-type="float" office:value="1.22">
                <text:p>1.22</text:p>
              </table:table-cell>
              <table:table-cell office:value-type="float" office:value="1.13">
                <text:p>1.13</text:p>
              </table:table-cell>
              <table:table-cell office:value-type="float" office:value="1.05">
                <text:p>1.05</text:p>
              </table:table-cell>
              <table:table-cell office:value-type="float" office:value="0.89">
                <text:p>0.8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kWh price for buying</text:p>
                <draw:g>
                  <svg:desc>Ark1.B3:Ark1.B3</svg:desc>
                </draw:g>
              </table:table-cell>
              <table:table-cell office:value-type="float" office:value="2.28">
                <text:p>2.28</text:p>
                <draw:g>
                  <svg:desc>Ark1.C3:Ark1.Z3</svg:desc>
                </draw:g>
              </table:table-cell>
              <table:table-cell office:value-type="float" office:value="2.19">
                <text:p>2.19</text:p>
              </table:table-cell>
              <table:table-cell office:value-type="float" office:value="2.13">
                <text:p>2.13</text:p>
              </table:table-cell>
              <table:table-cell office:value-type="float" office:value="2.13">
                <text:p>2.13</text:p>
              </table:table-cell>
              <table:table-cell office:value-type="float" office:value="2.16">
                <text:p>2.16</text:p>
              </table:table-cell>
              <table:table-cell office:value-type="float" office:value="2.25">
                <text:p>2.25</text:p>
              </table:table-cell>
              <table:table-cell office:value-type="float" office:value="2.57">
                <text:p>2.57</text:p>
              </table:table-cell>
              <table:table-cell office:value-type="float" office:value="2.68">
                <text:p>2.68</text:p>
              </table:table-cell>
              <table:table-cell office:value-type="float" office:value="2.65">
                <text:p>2.65</text:p>
              </table:table-cell>
              <table:table-cell office:value-type="float" office:value="2.38">
                <text:p>2.38</text:p>
              </table:table-cell>
              <table:table-cell office:value-type="float" office:value="2.23">
                <text:p>2.23</text:p>
              </table:table-cell>
              <table:table-cell office:value-type="float" office:value="2.46">
                <text:p>2.46</text:p>
              </table:table-cell>
              <table:table-cell office:value-type="float" office:value="1.82">
                <text:p>1.82</text:p>
              </table:table-cell>
              <table:table-cell office:value-type="float" office:value="2.07">
                <text:p>2.07</text:p>
              </table:table-cell>
              <table:table-cell office:value-type="float" office:value="2.06">
                <text:p>2.06</text:p>
              </table:table-cell>
              <table:table-cell office:value-type="float" office:value="2.08">
                <text:p>2.08</text:p>
              </table:table-cell>
              <table:table-cell office:value-type="float" office:value="2.12">
                <text:p>2.12</text:p>
              </table:table-cell>
              <table:table-cell office:value-type="float" office:value="2.62">
                <text:p>2.62</text:p>
              </table:table-cell>
              <table:table-cell office:value-type="float" office:value="2.78">
                <text:p>2.78</text:p>
              </table:table-cell>
              <table:table-cell office:value-type="float" office:value="3.12">
                <text:p>3.12</text:p>
              </table:table-cell>
              <table:table-cell office:value-type="float" office:value="2.94">
                <text:p>2.94</text:p>
              </table:table-cell>
              <table:table-cell office:value-type="float" office:value="2.37">
                <text:p>2.37</text:p>
              </table:table-cell>
              <table:table-cell office:value-type="float" office:value="2.22">
                <text:p>2.22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PV</text:p>
                <draw:g>
                  <svg:desc>Ark1.B4:Ark1.B4</svg:desc>
                </draw:g>
              </table:table-cell>
              <table:table-cell office:value-type="float" office:value="0">
                <text:p>0</text:p>
                <draw:g>
                  <svg:desc>Ark1.C4:Ark1.Z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1.6">
                <text:p>1.6</text:p>
              </table:table-cell>
              <table:table-cell office:value-type="float" office:value="2.88">
                <text:p>2.88</text:p>
              </table:table-cell>
              <table:table-cell office:value-type="float" office:value="3.92">
                <text:p>3.92</text:p>
              </table:table-cell>
              <table:table-cell office:value-type="float" office:value="4.64">
                <text:p>4.64</text:p>
              </table:table-cell>
              <table:table-cell office:value-type="float" office:value="4.98">
                <text:p>4.98</text:p>
              </table:table-cell>
              <table:table-cell office:value-type="float" office:value="4.9">
                <text:p>4.9</text:p>
              </table:table-cell>
              <table:table-cell office:value-type="float" office:value="4.42">
                <text:p>4.42</text:p>
              </table:table-cell>
              <table:table-cell office:value-type="float" office:value="3.58">
                <text:p>3.58</text:p>
              </table:table-cell>
              <table:table-cell office:value-type="float" office:value="2.43">
                <text:p>2.43</text:p>
              </table:table-cell>
              <table:table-cell office:value-type="float" office:value="1.09">
                <text:p>1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Wh price for selling</text:p>
                <draw:g>
                  <svg:desc>Ark1.B5:Ark1.B5</svg:desc>
                </draw:g>
              </table:table-cell>
              <table:table-cell office:value-type="float" office:value="1.03">
                <text:p>1.03</text:p>
                <draw:g>
                  <svg:desc>Ark1.C5:Ark1.Z5</svg:desc>
                </draw:g>
              </table:table-cell>
              <table:table-cell office:value-type="float" office:value="0.95">
                <text:p>0.95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92">
                <text:p>0.92</text:p>
              </table:table-cell>
              <table:table-cell office:value-type="float" office:value="1.01">
                <text:p>1.01</text:p>
              </table:table-cell>
              <table:table-cell office:value-type="float" office:value="1.26">
                <text:p>1.26</text:p>
              </table:table-cell>
              <table:table-cell office:value-type="float" office:value="1.37">
                <text:p>1.37</text:p>
              </table:table-cell>
              <table:table-cell office:value-type="float" office:value="1.33">
                <text:p>1.33</text:p>
              </table:table-cell>
              <table:table-cell office:value-type="float" office:value="1.07">
                <text:p>1.07</text:p>
              </table:table-cell>
              <table:table-cell office:value-type="float" office:value="0.92">
                <text:p>0.92</text:p>
              </table:table-cell>
              <table:table-cell office:value-type="float" office:value="1.15">
                <text:p>1.15</text:p>
              </table:table-cell>
              <table:table-cell office:value-type="float" office:value="0.51">
                <text:p>0.51</text:p>
              </table:table-cell>
              <table:table-cell office:value-type="float" office:value="0.76">
                <text:p>0.76</text:p>
              </table:table-cell>
              <table:table-cell office:value-type="float" office:value="0.75">
                <text:p>0.75</text:p>
              </table:table-cell>
              <table:table-cell office:value-type="float" office:value="0.77">
                <text:p>0.77</text:p>
              </table:table-cell>
              <table:table-cell office:value-type="float" office:value="0.81">
                <text:p>0.81</text:p>
              </table:table-cell>
              <table:table-cell office:value-type="float" office:value="0.96">
                <text:p>0.96</text:p>
              </table:table-cell>
              <table:table-cell office:value-type="float" office:value="1.12">
                <text:p>1.12</text:p>
              </table:table-cell>
              <table:table-cell office:value-type="float" office:value="1.46">
                <text:p>1.46</text:p>
              </table:table-cell>
              <table:table-cell office:value-type="float" office:value="1.28">
                <text:p>1.28</text:p>
              </table:table-cell>
              <table:table-cell office:value-type="float" office:value="1.06">
                <text:p>1.06</text:p>
              </table:table-cell>
              <table:table-cell office:value-type="float" office:value="0.91">
                <text:p>0.91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